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200000284066738C5B3045A7E.png" manifest:media-type="image/png"/>
  <manifest:file-entry manifest:full-path="Pictures/100002010000036F000002883F817F38D0682567.png" manifest:media-type="image/png"/>
  <manifest:file-entry manifest:full-path="Pictures/100002010000037500000288B2D065612B1DBF00.png" manifest:media-type="image/png"/>
  <manifest:file-entry manifest:full-path="Pictures/100002010000036A0000027A346FE1B2998A72A6.png" manifest:media-type="image/png"/>
  <manifest:file-entry manifest:full-path="Pictures/10000201000003840000028F25549F4A18657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94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6.945cm" svg:x="1.2cm" svg:y="4.8cm" presentation:class="title" presentation:user-transformed="true">
          <draw:text-box>
            <text:p>Présentation<text:line-break/>de <text:line-break/>ma<text:line-break/>Wirefra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8.4cm" svg:x="0cm" svg:y="-1.4cm">
          <draw:image xlink:href="Pictures/10000201000003840000028F25549F4A18657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7.8cm" svg:x="0cm" svg:y="-0.8cm">
          <draw:image xlink:href="Pictures/100002010000037500000288B2D065612B1DBF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.2cm" svg:height="17.8cm" svg:x="-0.2cm" svg:y="-1cm">
          <draw:image xlink:href="Pictures/100002010000036F000002883F817F38D06825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.6cm" svg:height="18.2cm" svg:x="-0.4cm" svg:y="-1.2cm">
          <draw:image xlink:href="Pictures/100002010000037200000284066738C5B3045A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.4cm" svg:height="18.6cm" draw:transform="skewX (-0.00226892802759263) translate (-0.242cm -0.2cm)">
          <draw:image xlink:href="Pictures/100002010000036A0000027A346FE1B2998A72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4:00:16.011907766</meta:creation-date>
    <dc:date>2022-03-13T10:53:50.696945952</dc:date>
    <meta:editing-duration>PT13M8S</meta:editing-duration>
    <meta:editing-cycles>2</meta:editing-cycles>
    <meta:generator>LibreOffice/6.4.7.2$Linux_X86_64 LibreOffice_project/40$Build-2</meta:generator>
    <meta:document-statistic meta:object-count="49"/>
  </office:meta>
</office:document-meta>
</file>